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e6e6" draw:fill="solid" draw:fill-color="#e6e6e6" draw:opacity="50%" draw:textarea-horizontal-align="justify" draw:textarea-vertical-align="middle" draw:auto-grow-height="false" fo:min-height="0cm" fo:min-width="0cm" draw:shadow-offset-x="0.203cm" draw:shadow-offset-y="0.203cm" draw:shadow-opacity="50%"/>
    </style:style>
    <style:style style:name="gr2" style:family="graphic" style:parent-style-name="standard">
      <style:graphic-properties svg:stroke-width="0.051cm" svg:stroke-color="#b3b3b3" draw:marker-start-width="0.276cm" draw:marker-end-width="0.276cm" draw:fill="non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 draw:shadow-opacity="50%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opacity="50%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 draw:shadow-opacity="50%"/>
    </style:style>
    <style:style style:name="gr4" style:family="graphic" style:parent-style-name="standard">
      <style:graphic-properties svg:stroke-color="#ffffff" draw:fill="solid" draw:fill-color="#ffffff" draw:opacity-name="Transparency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svg:stroke-color="#b3b3b3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="solid" draw:fill-color="#e6e6e6" draw:opacity="50%"/>
      <style:paragraph-properties fo:text-align="center"/>
    </style:style>
    <style:style style:name="P2" style:family="paragraph">
      <loext:graphic-properties draw:fill="none" draw:opacity="50%"/>
      <style:paragraph-properties fo:text-align="center"/>
    </style:style>
    <style:style style:name="P3" style:family="paragraph">
      <loext:graphic-properties draw:fill="solid" draw:fill-color="#ffffff" draw:opacity-name="Transparency_20_1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469cm" svg:height="0.476cm" svg:x="8.944cm" svg:y="2.2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2.2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944cm" svg:y="2.7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2.7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8.934cm" svg:y="2.2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951cm" svg:y="2.2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2.2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951cm" svg:y="2.7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2.7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9.943cm" svg:y="2.2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944cm" svg:y="3.2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3.2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944cm" svg:y="3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9.448cm" svg:y="3.7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8.934cm" svg:y="3.2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951cm" svg:y="3.2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3.2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951cm" svg:y="3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0.456cm" svg:y="3.7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9.943cm" svg:y="3.2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8.901cm" svg:y="2.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6.81cm" svg:y="2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314cm" svg:y="2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2.7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314cm" svg:y="2.7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4cm" svg:x="6.8cm" svg:y="2.22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2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322cm" svg:y="2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2.7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322cm" svg:y="2.7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7.809cm" svg:y="2.22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3.2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314cm" svg:y="3.2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3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314cm" svg:y="3.7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6.8cm" svg:y="3.2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3.2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322cm" svg:y="3.2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3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322cm" svg:y="3.7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7.809cm" svg:y="3.2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4cm" svg:x="6.767cm" svg:y="2.1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8.944cm" svg:y="0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9.448cm" svg:y="0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8.944cm" svg:y="0.6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0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8.934cm" svg:y="0.0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951cm" svg:y="0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0.456cm" svg:y="0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9.951cm" svg:y="0.6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0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9.943cm" svg:y="0.0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8.944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944cm" svg:y="1.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1.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8.934cm" svg:y="1.1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9.951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951cm" svg:y="1.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1.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9.943cm" svg:y="1.1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8.901cm" svg:y="0.0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11.08cm" svg:y="0.0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1.584cm" svg:y="0.0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1.08cm" svg:y="0.6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1.584cm" svg:y="0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11.07cm" svg:y="0.0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087cm" svg:y="0.0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592cm" svg:y="0.0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087cm" svg:y="0.6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2.592cm" svg:y="0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4cm" svg:x="12.078cm" svg:y="0.0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1.08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1.584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1.08cm" svg:y="1.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1.584cm" svg:y="1.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1.07cm" svg:y="1.1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087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2.592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087cm" svg:y="1.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2.592cm" svg:y="1.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12.078cm" svg:y="1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4cm" svg:x="11.037cm" svg:y="0.0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5cm" svg:x="6.81cm" svg:y="0.0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314cm" svg:y="0.0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0.6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314cm" svg:y="0.6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6.8cm" svg:y="0.0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7.817cm" svg:y="0.0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322cm" svg:y="0.0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0.6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322cm" svg:y="0.6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7.809cm" svg:y="0.0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1.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314cm" svg:y="1.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1.6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314cm" svg:y="1.6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6.8cm" svg:y="1.11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1.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322cm" svg:y="1.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1.6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322cm" svg:y="1.6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7.809cm" svg:y="1.1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6.767cm" svg:y="0.0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8.944cm" svg:y="4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9.448cm" svg:y="4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8.944cm" svg:y="4.88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4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8.934cm" svg:y="4.3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951cm" svg:y="4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0.456cm" svg:y="4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9.951cm" svg:y="4.88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4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9.943cm" svg:y="4.3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8.944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944cm" svg:y="5.9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448cm" svg:y="5.9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8.934cm" svg:y="5.3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9.951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9.951cm" svg:y="5.9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0.456cm" svg:y="5.9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9.943cm" svg:y="5.3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8.901cm" svg:y="4.3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11.08cm" svg:y="4.3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1.584cm" svg:y="4.3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1.08cm" svg:y="4.88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1.584cm" svg:y="4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11.07cm" svg:y="4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087cm" svg:y="4.3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2.592cm" svg:y="4.37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087cm" svg:y="4.88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2.592cm" svg:y="4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4cm" svg:x="12.078cm" svg:y="4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1.08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1.584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1.08cm" svg:y="5.9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1.584cm" svg:y="5.9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1.07cm" svg:y="5.38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087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2.592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2.087cm" svg:y="5.9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2.592cm" svg:y="5.9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12.078cm" svg:y="5.3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4cm" svg:x="11.037cm" svg:y="4.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6.81cm" svg:y="4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314cm" svg:y="4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4.8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314cm" svg:y="4.8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6.8cm" svg:y="4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4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322cm" svg:y="4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4.8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322cm" svg:y="4.8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7.809cm" svg:y="4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5.3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314cm" svg:y="5.3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6.81cm" svg:y="5.9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7.314cm" svg:y="5.9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6.8cm" svg:y="5.3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5.3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8.322cm" svg:y="5.3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7.817cm" svg:y="5.9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8.322cm" svg:y="5.9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7.809cm" svg:y="5.3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6.767cm" svg:y="4.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15.345cm" svg:y="2.2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2.2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345cm" svg:y="2.7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2.7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5.335cm" svg:y="2.2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352cm" svg:y="2.2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2.2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352cm" svg:y="2.7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2.7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6.344cm" svg:y="2.2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345cm" svg:y="3.2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3.2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345cm" svg:y="3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5.849cm" svg:y="3.7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5.335cm" svg:y="3.2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352cm" svg:y="3.2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3.25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352cm" svg:y="3.76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6.857cm" svg:y="3.76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6.344cm" svg:y="3.2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15.302cm" svg:y="2.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13.211cm" svg:y="2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3.715cm" svg:y="2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2.7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3.715cm" svg:y="2.7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4cm" svg:x="13.201cm" svg:y="2.22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2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4.723cm" svg:y="2.2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2.74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4.723cm" svg:y="2.74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14.21cm" svg:y="2.22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3.2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3.715cm" svg:y="3.2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3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3.715cm" svg:y="3.7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13.201cm" svg:y="3.2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3.2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4.723cm" svg:y="3.25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3.76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4.723cm" svg:y="3.76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4.21cm" svg:y="3.2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4cm" svg:x="13.168cm" svg:y="2.1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15.345cm" svg:y="0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5.849cm" svg:y="0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5.345cm" svg:y="0.6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0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15.335cm" svg:y="0.0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352cm" svg:y="0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6.857cm" svg:y="0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6.352cm" svg:y="0.60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0.60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16.344cm" svg:y="0.0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5.345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345cm" svg:y="1.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1.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5.335cm" svg:y="1.1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6.352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1.1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352cm" svg:y="1.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1.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6.344cm" svg:y="1.1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15.302cm" svg:y="0.0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5cm" svg:x="13.211cm" svg:y="0.0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715cm" svg:y="0.0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0.6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715cm" svg:y="0.6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13.201cm" svg:y="0.0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4.218cm" svg:y="0.0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723cm" svg:y="0.09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0.60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723cm" svg:y="0.6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4.21cm" svg:y="0.08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1.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715cm" svg:y="1.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1.6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3.715cm" svg:y="1.6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13.201cm" svg:y="1.11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1.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723cm" svg:y="1.1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1.63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4.723cm" svg:y="1.63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4.21cm" svg:y="1.1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13.168cm" svg:y="0.0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15.345cm" svg:y="4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5.849cm" svg:y="4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5.345cm" svg:y="4.88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4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15.335cm" svg:y="4.3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352cm" svg:y="4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6.857cm" svg:y="4.37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6.352cm" svg:y="4.88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4.88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4cm" svg:x="16.344cm" svg:y="4.36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5.345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345cm" svg:y="5.9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5.849cm" svg:y="5.9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5.335cm" svg:y="5.3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5cm" svg:x="16.352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5.39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352cm" svg:y="5.90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6.857cm" svg:y="5.9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6.344cm" svg:y="5.3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15.302cm" svg:y="4.3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469cm" svg:height="0.476cm" svg:x="13.211cm" svg:y="4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715cm" svg:y="4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4.8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715cm" svg:y="4.8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13.201cm" svg:y="4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4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723cm" svg:y="4.37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4.88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723cm" svg:y="4.8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4.21cm" svg:y="4.3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5.3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715cm" svg:y="5.3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3.211cm" svg:y="5.9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3.715cm" svg:y="5.9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1cm" svg:height="1.005cm" svg:x="13.201cm" svg:y="5.38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5.3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723cm" svg:y="5.3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6cm" svg:x="14.218cm" svg:y="5.90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69cm" svg:height="0.477cm" svg:x="14.723cm" svg:y="5.90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9cm" svg:height="1.005cm" svg:x="14.21cm" svg:y="5.3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.073cm" svg:height="2.095cm" svg:x="13.168cm" svg:y="4.33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10.678cm" svg:height="6.482cm" svg:x="6.722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0.469cm" svg:height="0.476cm" svg:x="11.08cm" svg:y="2.2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7cm" svg:x="11.584cm" svg:y="2.2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5cm" svg:x="11.08cm" svg:y="2.74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1.584cm" svg:y="2.74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99cm" svg:height="1.004cm" svg:x="11.07cm" svg:y="2.2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2.087cm" svg:y="2.2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7cm" svg:x="12.592cm" svg:y="2.2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5cm" svg:x="12.087cm" svg:y="2.74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2.592cm" svg:y="2.74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991cm" svg:height="1.004cm" svg:x="12.078cm" svg:y="2.2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5cm" svg:x="11.08cm" svg:y="3.25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1.584cm" svg:y="3.25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1.08cm" svg:y="3.76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1.584cm" svg:y="3.76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99cm" svg:height="1.005cm" svg:x="11.07cm" svg:y="3.24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5cm" svg:x="12.087cm" svg:y="3.25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2.592cm" svg:y="3.25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2.087cm" svg:y="3.76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469cm" svg:height="0.476cm" svg:x="12.592cm" svg:y="3.76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991cm" svg:height="1.005cm" svg:x="12.078cm" svg:y="3.24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073cm" svg:height="2.095cm" svg:x="11.037cm" svg:y="2.19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6:10:03.826357767</meta:creation-date>
    <dc:date>2020-04-16T17:17:28.493842424</dc:date>
    <meta:editing-duration>PT3M47S</meta:editing-duration>
    <meta:editing-cycles>3</meta:editing-cycles>
    <meta:generator>LibreOffice/6.0.7.3$Linux_X86_64 LibreOffice_project/00m0$Build-3</meta:generator>
    <meta:document-statistic meta:object-count="331"/>
  </office:meta>
</office:document-meta>
</file>